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096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3238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TradePanel</text:p>
          </table:table-cell>
          <table:table-cell/>
        </table:table-row>
        <table:table-row table:style-name="ro2">
          <table:table-cell office:value-type="string" calcext:value-type="string">
            <text:p>SFHUD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ItemStats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table:style-name="ce6"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table:style-name="ce7" office:value-type="string" calcext:value-type="string">
            <text:p>Enemy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office:value-type="string" calcext:value-type="string">
            <text:p>Grid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table:style-name="ce13"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8:27:41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2S</meta:editing-duration>
    <meta:editing-cycles>11</meta:editing-cycles>
    <meta:generator>LibreOffice/5.4.4.2$Windows_X86_64 LibreOffice_project/2524958677847fb3bb44820e40380acbe820f960</meta:generator>
    <dc:date>2020-12-05T18:28:44.980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